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3A826D82B0D7784766.png" manifest:media-type="image/png"/>
  <manifest:file-entry manifest:full-path="Pictures/10000001000002540000034A3DD7114968A5D27D.png" manifest:media-type="image/png"/>
  <manifest:file-entry manifest:full-path="Pictures/100000010000003A0000003A50DEA512D13B66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0%" draw:color-mode="standard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1" draw:text-style-name="P6" svg:width="2.34cm" svg:height="1.142cm" svg:x="-0.564cm" svg:y="7.527cm"><draw:text-box><text:p text:style-name="P2"><text:span text:style-name="T1">nomform</text:span></text:p></draw:text-box></draw:frame><draw:frame text:anchor-type="paragraph" draw:z-index="1" draw:name="Cadre de texte 3" draw:style-name="gr6" draw:text-style-name="P6" svg:width="4.211cm" svg:height="0.719cm" svg:x="13.538cm" svg:y="7.521cm"><draw:text-box><text:p text:style-name="P2"><text:span text:style-name="T1">raceform</text:span></text:p></draw:text-box></draw:frame><draw:frame text:anchor-type="paragraph" draw:z-index="2" draw:name="Cadre de texte 2" draw:style-name="gr5" draw:text-style-name="P6" svg:width="3.908cm" svg:height="0.572cm" svg:x="1.399cm" svg:y="13.407cm"><draw:text-box><text:p text:style-name="P2"><text:span text:style-name="T1">sexeform</text:span></text:p></draw:text-box></draw:frame><draw:frame text:anchor-type="paragraph" draw:z-index="3" draw:name="Cadre de texte 4" draw:style-name="gr5" draw:text-style-name="P6" svg:width="3.908cm" svg:height="0.572cm" svg:x="1.277cm" svg:y="14.222cm"><draw:text-box><text:p text:style-name="P2"><text:span text:style-name="T1">ageform</text:span></text:p></draw:text-box></draw:frame><draw:frame text:anchor-type="paragraph" draw:z-index="4" draw:name="Cadre de texte 5" draw:style-name="gr5" draw:text-style-name="P6" svg:width="3.908cm" svg:height="0.572cm" svg:x="1.36cm" svg:y="15.076cm"><draw:text-box><text:p text:style-name="P2"><text:span text:style-name="T1">tailleform</text:span></text:p></draw:text-box></draw:frame><draw:frame text:anchor-type="paragraph" draw:z-index="5" draw:name="Cadre de texte 6" draw:style-name="gr5" draw:text-style-name="P6" svg:width="3.908cm" svg:height="0.572cm" svg:x="1.563cm" svg:y="15.85cm"><draw:text-box><text:p text:style-name="P2"><text:span text:style-name="T1">poidsform</text:span></text:p></draw:text-box></draw:frame><draw:frame text:anchor-type="paragraph" draw:z-index="6" draw:name="Cadre de texte 7" draw:style-name="gr5" draw:text-style-name="P6" svg:width="3.908cm" svg:height="0.572cm" svg:x="1.563cm" svg:y="16.704cm"><draw:text-box><text:p text:style-name="P2"><text:span text:style-name="T1">yeuxform</text:span></text:p></draw:text-box></draw:frame><draw:frame text:anchor-type="paragraph" draw:z-index="7" draw:name="Cadre de texte 8" draw:style-name="gr5" draw:text-style-name="P6" svg:width="3.174cm" svg:height="0.572cm" svg:x="2.335cm" svg:y="17.681cm"><draw:text-box><text:p text:style-name="P2"><text:span text:style-name="T1">cheveuxform</text:span></text:p></draw:text-box></draw:frame><draw:frame text:anchor-type="paragraph" draw:z-index="8" draw:name="Cadre de texte 9" draw:style-name="gr4" draw:text-style-name="P6" svg:width="2.969cm" svg:height="0.578cm" svg:x="2.905cm" svg:y="18.496cm"><draw:text-box><text:p text:style-name="P2"><text:span text:style-name="T1">paysform</text:span></text:p></draw:text-box></draw:frame><draw:frame text:anchor-type="paragraph" draw:z-index="9" draw:name="Cadre de texte 10" draw:style-name="gr4" draw:text-style-name="P6" svg:width="3.098cm" svg:height="0.578cm" svg:x="2.776cm" svg:y="19.309cm"><draw:text-box><text:p text:style-name="P2"><text:span text:style-name="T1">villeform</text:span></text:p></draw:text-box></draw:frame><draw:frame text:anchor-type="paragraph" draw:z-index="10" draw:name="Cadre de texte 11" draw:style-name="gr4" draw:text-style-name="P6" svg:width="3.509cm" svg:height="0.578cm" svg:x="2.275cm" svg:y="20.165cm"><draw:text-box><text:p text:style-name="P2"><text:span text:style-name="T1">religionform</text:span></text:p></draw:text-box></draw:frame><draw:frame text:anchor-type="paragraph" draw:z-index="11" draw:name="Cadre de texte 12" draw:style-name="gr3" draw:text-style-name="P5" svg:width="2.077cm" svg:height="0.976cm" svg:x="11.084cm" svg:y="13.333cm"><draw:text-box><text:p text:style-name="P2">forceform</text:p></draw:text-box></draw:frame><draw:frame text:anchor-type="paragraph" draw:z-index="12" draw:name="Cadre de texte 13" draw:style-name="gr3" draw:text-style-name="P5" svg:width="2.906cm" svg:height="0.976cm" svg:x="16.094cm" svg:y="13.333cm"><draw:text-box><text:p text:style-name="P2">intelligenceform</text:p></draw:text-box></draw:frame><draw:frame text:anchor-type="paragraph" draw:z-index="13" draw:name="Cadre de texte 14" draw:style-name="gr3" draw:text-style-name="P5" svg:width="2.077cm" svg:height="0.976cm" svg:x="16.54cm" svg:y="14.065cm"><draw:text-box><text:p text:style-name="P2">sagesseform</text:p></draw:text-box></draw:frame><draw:frame text:anchor-type="paragraph" draw:z-index="14" draw:name="Cadre de texte 15" draw:style-name="gr3" draw:text-style-name="P5" svg:width="2.077cm" svg:height="0.976cm" svg:x="11.084cm" svg:y="14.025cm"><draw:text-box><text:p text:style-name="P2">dexteriteform</text:p></draw:text-box></draw:frame><draw:frame text:anchor-type="paragraph" draw:z-index="15" draw:name="Cadre de texte 16" draw:style-name="gr3" draw:text-style-name="P5" svg:width="2.077cm" svg:height="0.976cm" svg:x="16.54cm" svg:y="14.676cm"><draw:text-box><text:p text:style-name="P2">charismeform</text:p></draw:text-box></draw:frame><draw:frame text:anchor-type="paragraph" draw:z-index="16" draw:name="Cadre de texte 17" draw:style-name="gr3" draw:text-style-name="P4" svg:width="2.077cm" svg:height="0.976cm" svg:x="11.084cm" svg:y="14.718cm"><draw:text-box><text:p text:style-name="P2"><text:span text:style-name="T3">constitutionform</text:span></text:p></draw:text-box></draw:frame><draw:frame text:anchor-type="paragraph" draw:z-index="19" draw:name="Cadre de texte 18" draw:style-name="gr2" draw:text-style-name="P3" svg:width="4.123cm" svg:height="0.816cm" svg:x="6.537cm" svg:y="9.53cm"><draw:text-box><text:p text:style-name="P2"><text:span text:style-name="T2">joueurform</text:span></text:p></draw:text-box></draw:frame><draw:frame text:anchor-type="paragraph" draw:z-index="20" draw:name="Cadre de texte 19" draw:style-name="gr1" draw:text-style-name="P1" svg:width="2.925cm" svg:height="1.142cm" svg:x="1.579cm" svg:y="7.527cm"><draw:text-box><text:p><text:span text:style-name="T1">prenomform</text:span></text:p></draw:text-box></draw:frame><draw:frame draw:style-name="fr2" draw:name="Image1" text:anchor-type="char" svg:x="15.048cm" svg:y="22.119cm" svg:width="0.67cm" svg:height="0.67cm" draw:z-index="17"><draw:image xlink:href="Pictures/100000010000003A0000003A826D82B0D7784766.png" xlink:type="simple" xlink:show="embed" xlink:actuate="onLoad" draw:mime-type="image/png"/></draw:frame><draw:frame draw:style-name="fr1" draw:name="Image2" text:anchor-type="char" svg:x="15.716cm" svg:y="22.119cm" svg:width="0.737cm" svg:height="0.737cm" draw:z-index="18"><draw:image xlink:href="Pictures/100000010000003A0000003A50DEA512D13B6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Artboard_5f_1_25_20_28_2_29_" draw:display-name="Artboard_1%20(2)" xlink:href="Pictures/10000001000002540000034A3DD7114968A5D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tboard_5f_1_25_20_28_2_29_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540000034A3DD7114968A5D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tboard_5f_1_25_20_28_2_29_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36:57.874000000</meta:creation-date>
    <dc:date>2022-06-17T10:11:06.961000000</dc:date>
    <meta:editing-duration>PT1H15M49S</meta:editing-duration>
    <meta:editing-cycles>23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